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431"/>
    </style:style>
    <style:style style:name="P2" style:family="paragraph" style:parent-style-name="Standard">
      <style:paragraph-properties fo:text-align="start" style:justify-single-word="false"/>
      <style:text-properties officeooo:paragraph-rsid="001d843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843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d843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3745149852067253423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52327775993345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152326669204140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152326459216575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152327400611441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152326705288979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152327273839682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152327876966237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152326139597319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52327834803440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152327178478442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152326380131524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299in" svg:height="2.2827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8705528669694943115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52326853407352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152326341044692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152326004122711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10-03T15:23:25.803196365" text:date-adjust="PT24H00M00S">10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2:07.890029596</meta:creation-date>
    <meta:editing-duration>PT1M9S</meta:editing-duration>
    <meta:editing-cycles>5</meta:editing-cycles>
    <meta:generator>LibreOffice/4.3.7.2$Linux_X86_64 LibreOffice_project/430$Build-2</meta:generator>
    <dc:date>2016-10-03T15:23:25.731781505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